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6100000177F121A64D20858D3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8cm" svg:stroke-color="#99ffff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draw:auto-grow-height="false" fo:min-height="22.322cm" fo:min-width="18.472cm" fo:padding-top="0.139cm" fo:padding-bottom="0.139cm" fo:padding-left="0.264cm" fo:padding-right="0.264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3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2.45cm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Malgun Gothic" fo:font-size="26pt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22.6cm" svg:x="0.957cm" svg:y="6.0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5.1cm" svg:height="1.6cm" svg:x="0.957cm" svg:y="3.928cm">
          <draw:text-box>
            <text:p text:style-name="P2"><text:span text:style-name="T1">Eu sou </text:span></text:p>
          </draw:text-box>
        </draw:frame>
        <draw:frame draw:style-name="gr3" draw:text-style-name="P4" draw:layer="layout" svg:width="20.399cm" svg:height="2.877cm" svg:x="-0.099cm" svg:y="0.82cm">
          <draw:image xlink:href="Pictures/1000000000000A6100000177F121A64D20858D38.jpg" xlink:type="simple" xlink:show="embed" xlink:actuate="onLoad" loext:mime-type="image/jpeg">
            <text:p/>
          </draw:image>
        </draw:frame>
        <draw:frame draw:style-name="gr4" draw:text-style-name="P5" draw:layer="layout" svg:width="19cm" svg:height="22.7cm" svg:x="1cm" svg:y="6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 text:c="85"/>IC - 2018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23:01:24.439000000</meta:creation-date>
    <dc:date>2018-09-17T23:10:54.303000000</dc:date>
    <meta:editing-duration>PT9M28S</meta:editing-duration>
    <meta:editing-cycles>3</meta:editing-cycles>
    <meta:generator>LibreOffice/6.1.0.3$Windows_X86_64 LibreOffice_project/efb621ed25068d70781dc026f7e9c5187a4decd1</meta:generator>
    <meta:document-statistic meta:object-count="4"/>
  </office:meta>
</office:document-meta>
</file>